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9000000B5114ADA71E9858AEC.png" manifest:media-type="image/png"/>
  <manifest:file-entry manifest:full-path="Pictures/10000201000001B30000017D3A73C8A9D730EB66.png" manifest:media-type="image/png"/>
  <manifest:file-entry manifest:full-path="Pictures/10000201000002B1000000A3956C73ED716A68EE.png" manifest:media-type="image/png"/>
  <manifest:file-entry manifest:full-path="Pictures/100002010000036300000265405BFB2553BFF734.png" manifest:media-type="image/png"/>
  <manifest:file-entry manifest:full-path="Pictures/10000201000002930000017717090671B268B0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b6d" officeooo:paragraph-rsid="000b3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hard – Funções<draw:frame draw:style-name="fr1" draw:name="Image3" text:anchor-type="char" svg:x="9.119cm" svg:y="-0.351cm" svg:width="9.881cm" svg:height="7.034cm" draw:z-index="2"><draw:image xlink:href="Pictures/10000201000002930000017717090671B268B01A.png" xlink:type="simple" xlink:show="embed" xlink:actuate="onLoad" loext:mime-type="image/png"/></draw:frame></text:p>
      <text:p text:style-name="P1"><draw:frame draw:style-name="fr1" draw:name="Image1" text:anchor-type="char" svg:x="-0.141cm" svg:y="0.529cm" svg:width="7.848cm" svg:height="5.549cm" draw:z-index="0"><draw:image xlink:href="Pictures/100002010000036300000265405BFB2553BFF734.png" xlink:type="simple" xlink:show="embed" xlink:actuate="onLoad" loext:mime-type="image/png"/></draw:frame><draw:frame draw:style-name="fr1" draw:name="Image2" text:anchor-type="char" svg:x="-0.265cm" svg:y="6.923cm" svg:width="7.091cm" svg:height="1.677cm" draw:z-index="1"><draw:image xlink:href="Pictures/10000201000002B1000000A3956C73ED716A68EE.png" xlink:type="simple" xlink:show="embed" xlink:actuate="onLoad" loext:mime-type="image/png"/></draw:frame><draw:frame draw:style-name="fr1" draw:name="Image4" text:anchor-type="char" svg:x="-0.316cm" svg:y="8.798cm" svg:width="6.546cm" svg:height="5.733cm" draw:z-index="3"><draw:image xlink:href="Pictures/10000201000001B30000017D3A73C8A9D730EB66.png" xlink:type="simple" xlink:show="embed" xlink:actuate="onLoad" loext:mime-type="image/png"/></draw:frame><draw:frame draw:style-name="fr1" draw:name="Image5" text:anchor-type="char" svg:x="8.065cm" svg:y="7.893cm" svg:width="8.809cm" svg:height="2.14cm" draw:z-index="4"><draw:image xlink:href="Pictures/10000201000002E9000000B5114ADA71E9858A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1:09:08.997485256</meta:creation-date>
    <dc:date>2022-09-15T19:52:17.983002726</dc:date>
    <meta:editing-duration>P6DT2H48M59S</meta:editing-duration>
    <meta:editing-cycles>1</meta:editing-cycles>
    <meta:document-statistic meta:table-count="0" meta:image-count="5" meta:object-count="0" meta:page-count="1" meta:paragraph-count="1" meta:word-count="2" meta:character-count="17" meta:non-whitespace-character-count="15"/>
    <meta:generator>LibreOffice/6.4.7.2$Linux_X86_64 LibreOffice_project/40$Build-2</meta:generator>
  </office:meta>
</office:document-meta>
</file>